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6000003C08C6E3304.png"/>
  <manifest:file-entry manifest:media-type="image/png" manifest:full-path="Pictures/10000201000002AE000003BA7D4586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64cm" draw:z-index="0"><draw:image xlink:href="Pictures/10000201000002AE000003BA7D4586C1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2" draw:name="graphics2" text:anchor-type="paragraph" svg:width="16.999cm" svg:height="22.983cm" draw:z-index="1"><draw:image xlink:href="Pictures/10000201000002C6000003C08C6E3304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4</meta:editing-cycles>
    <meta:generator>OpenOffice/4.1.3$Win32 OpenOffice.org_project/413m1$Build-9783</meta:generator>
    <dc:date>2018-01-20T16:28:25.51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